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3882in"/>
    </style:style>
    <style:style style:name="co26" style:family="table-column">
      <style:table-column-properties fo:break-before="auto" style:column-width="1.0437in"/>
    </style:style>
    <style:style style:name="co28" style:family="table-column">
      <style:table-column-properties fo:break-before="auto" style:column-width="1.1189in"/>
    </style:style>
    <style:style style:name="co29" style:family="table-column">
      <style:table-column-properties fo:break-before="auto" style:column-width="1.022in"/>
    </style:style>
    <style:style style:name="co30" style:family="table-column">
      <style:table-column-properties fo:break-before="auto" style:column-width="1.3339in"/>
    </style:style>
    <style:style style:name="co31" style:family="table-column">
      <style:table-column-properties fo:break-before="auto" style:column-width="1.7756in"/>
    </style:style>
    <style:style style:name="co32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1791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5">
          <table:table-cell table:style-name="ce35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5" table:number-rows-repeated="3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2">
          <table:table-cell table:style-name="ce37"/>
          <table:table-cell table:number-columns-repeated="6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6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6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6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6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3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 table:style-name="ce35"/>
          <table:table-cell table:style-name="ce38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 table:number-rows-repeated="2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/>
          <table:table-cell table:style-name="ce35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style-name="ce35" table:number-columns-repeated="248"/>
          <table:table-cell/>
        </table:table-row>
        <table:table-row table:style-name="ro9" table:number-rows-repeated="2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style-name="ce35" table:number-columns-repeated="248"/>
          <table:table-cell/>
        </table:table-row>
        <table:table-row table:style-name="ro9" table:number-rows-repeated="6">
          <table:table-cell table:style-name="ce35"/>
          <table:table-cell table:number-columns-repeated="2"/>
          <table:table-cell table:style-name="ce73"/>
          <table:table-cell table:number-columns-repeated="3"/>
          <table:table-cell table:style-name="ce35" table:number-columns-repeated="248"/>
          <table:table-cell/>
        </table:table-row>
        <table:table-row table:style-name="ro5" table:number-rows-repeated="11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16" table:number-rows-repeated="11">
          <table:table-cell table:number-columns-repeated="3"/>
          <table:table-cell table:style-name="ce73"/>
          <table:table-cell table:number-columns-repeated="252"/>
        </table:table-row>
        <table:table-row table:style-name="ro17" table:number-rows-repeated="1048511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1015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11">
            <text:p>11</text:p>
          </table:table-cell>
          <table:table-cell table:style-name="ce118" table:formula="of:=COUNTIF([.L$7:.L$885];[.$J1])" office:value-type="float" office:value="12">
            <text:p>12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001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</text:span><text:span text:style-name="T5">user</text:span></text:p>
            <text:p><text:span text:style-name="T5">- Click on My </text:span><text:span text:style-name="T5">Spaces on </text:span><text:span text:style-name="T5">Admin bar → </text:span><text:span text:style-name="T5">click on My </text:span><text:span text:style-name="T5">Spaces tab</text:span></text:p>
            <text:p><text:span text:style-name="T5">- On Space </text:span><text:span text:style-name="T5">list, click on </text:span><text:span text:style-name="T5">space's </text:span><text:span text:style-name="T5">name or </text:span><text:span text:style-name="T5">avatar of </text:span><text:span text:style-name="T5">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</text:span><text:span text:style-name="T6">Like/Unlike </text:span><text:span text:style-name="T6">an activity</text:span></text:p>
            <text:p>- Click on Add/Delete Comment</text:p>
            <text:p><text:span text:style-name="T6">- Click on </text:span><text:span text:style-name="T6">Delete </text:span><text:span text:style-name="T6">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</text:span><text:span text:style-name="T6">displayed </text:span><text:span text:style-name="T6">below the </text:span><text:span text:style-name="T6">activity</text:span></text:p>
            <text:p><text:span text:style-name="T6">- Delete </text:span><text:span text:style-name="T6">comment </text:span><text:span text:style-name="T6">successfully. </text:span><text:span text:style-name="T6">Comment is </text:span><text:span text:style-name="T6">removed out </text:span><text:span text:style-name="T6">comment list </text:span><text:span text:style-name="T6">of activity</text:span>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</text:span><text:span text:style-name="T6">invited users:</text:span></text:p>
            <text:p><text:span text:style-name="T6">+ Go to My </text:span><text:span text:style-name="T6">space –&gt; </text:span><text:span text:style-name="T6">Invitations </text:span><text:span text:style-name="T6">Received tab </text:span><text:span text:style-name="T6">and click on </text:span><text:span text:style-name="T6">Accept </text:span></text:p>
            <text:p><text:span text:style-name="T6">+ Another </text:span><text:span text:style-name="T6">user click on </text:span><text:span text:style-name="T6">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</text:span><text:span text:style-name="T6">manager of </text:span><text:span text:style-name="T6">requested </text:span><text:span text:style-name="T6">space: </text:span><text:span text:style-name="T6">Access </text:span><text:span text:style-name="T6">space -&gt; </text:span><text:span text:style-name="T6">space setting </text:span><text:span text:style-name="T6">-&gt; member </text:span><text:span text:style-name="T6">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/>
          <table:table-cell table:style-name="ce128" table:number-columns-repeated="4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</text:span><text:span text:style-name="T5">added and is </text:span><text:span text:style-name="T5">showed on </text:span><text:span text:style-name="T5">navigation of </text:span><text:span text:style-name="T5">space.</text:span></text:p>
            <text:p><text:span text:style-name="T5">- </text:span><text:span text:style-name="T5">Node/Page's </text:span><text:span text:style-name="T5">node is </text:span><text:span text:style-name="T5">update with </text:span><text:span text:style-name="T5">all changed </text:span><text:span text:style-name="T5">value</text:span></text:p>
            <text:p><text:span text:style-name="T5">- Node is </text:span><text:span text:style-name="T5">deleted and </text:span><text:span text:style-name="T5">is not </text:span><text:span text:style-name="T5">showed on </text:span><text:span text:style-name="T5">space's </text:span><text:span text:style-name="T5">navigation </text:span>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u.nguyen</text:p>
          </table:table-cell>
          <table:table-cell table:style-name="ce129" office:value-type="string">
            <text:p>Passed</text:p>
          </table:table-cell>
          <table:table-cell table:style-name="ce128" office:value-type="string">
            <text:p>Passed</text:p>
          </table:table-cell>
          <table:table-cell table:style-name="ce128" table:number-columns-repeated="2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</text:span><text:span text:style-name="T6">Remove </text:span><text:span text:style-name="T6">Connection </text:span><text:span text:style-name="T6">button</text:span></text:p>
            <text:p/>
          </table:table-cell>
          <table:table-cell table:style-name="ce104" office:value-type="string">
            <text:p><text:span text:style-name="T6">- Display </text:span><text:span text:style-name="T6">user's </text:span><text:span text:style-name="T6">relation</text:span></text:p>
            <text:p><text:span text:style-name="T6">- Selected </text:span><text:span text:style-name="T6">friend is </text:span><text:span text:style-name="T6">removed. </text:span><text:span text:style-name="T6">User can re-</text:span><text:span text:style-name="T6">add friend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</text:span><text:span text:style-name="T6">intranet </text:span><text:span text:style-name="T6">home</text:span></text:p>
            <text:p><text:span text:style-name="T6">- Access </text:span><text:span text:style-name="T6">people list, </text:span><text:span text:style-name="T6">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u.nguyen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</text:span><text:span text:style-name="T6">intranet </text:span><text:span text:style-name="T6">home</text:span></text:p>
            <text:p><text:span text:style-name="T6">- Access </text:span><text:span text:style-name="T6">people list, </text:span><text:span text:style-name="T6">invite an user</text:span></text:p>
            <text:p><text:span text:style-name="T6">- Go to My </text:span><text:span text:style-name="T6">Connections/</text:span><text:span text:style-name="T6">Requests </text:span><text:span text:style-name="T6">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u.nguyen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</text:span><text:span text:style-name="T6">activity is </text:span><text:span text:style-name="T6">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><text:span text:style-name="T6">- Added link </text:span><text:span text:style-name="T6">is 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><text:span text:style-name="T6">- Added file </text:span><text:span text:style-name="T6">is 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</text:span><text:span text:style-name="T6">Like/Unlike </text:span><text:span text:style-name="T6">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</text:span><text:span text:style-name="T6">displayed </text:span><text:span text:style-name="T6">below the </text:span><text:span text:style-name="T6">activity</text:span></text:p>
            <text:p>- Delete comment successfully. Comment is removed out comment list of activity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15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style-name="ce127"/>
          <table:table-cell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office:value-type="string">
            <text:p>not clear</text:p>
          </table:table-cell>
          <table:table-cell table:style-name="ce127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</text:span><text:span text:style-name="T6">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5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</text:span><text:span text:style-name="T5">user's </text:span><text:span text:style-name="T5">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7" table:number-rows-repeated="201">
          <table:table-cell table:number-columns-repeated="1023"/>
        </table:table-row>
        <table:table-row table:style-name="ro17" table:number-rows-repeated="11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17" table:number-rows-repeated="1048328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8-12-16T22:10:12</meta:creation-date>
    <dc:date>2012-07-10T17:18:35</dc:date>
    <meta:editing-cycles>247</meta:editing-cycles>
    <meta:editing-duration>P3DT16H1M3S</meta:editing-duration>
    <meta:document-statistic meta:table-count="4" meta:cell-count="629" meta:object-count="1"/>
    <meta:user-defined meta:name="Info 1"/>
    <meta:user-defined meta:name="Info 2"/>
    <meta:user-defined meta:name="Info 3"/>
    <meta:user-defined meta:name="Info 4"/>
  </office:meta>
</office:document-meta>
</file>